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83d3c" draw:fill-color="#355269" draw:textarea-horizontal-align="justify" draw:textarea-vertical-align="middle" draw:auto-grow-height="false" fo:min-height="0.733cm" fo:min-width="28.232cm"/>
      <style:paragraph-properties style:writing-mode="lr-tb"/>
    </style:style>
    <style:style style:name="gr2" style:family="graphic" style:parent-style-name="standard">
      <style:graphic-properties svg:stroke-color="#383d3c" draw:fill-color="#3465a4" draw:textarea-horizontal-align="justify" draw:textarea-vertical-align="middle" draw:auto-grow-height="false" fo:min-height="0.733cm" fo:min-width="28.232cm"/>
      <style:paragraph-properties style:writing-mode="lr-tb"/>
    </style:style>
    <style:style style:name="gr3" style:family="graphic" style:parent-style-name="standard">
      <style:graphic-properties svg:stroke-color="#383d3c" draw:fill-color="#5983b0" draw:textarea-horizontal-align="justify" draw:textarea-vertical-align="middle" draw:auto-grow-height="false" fo:min-height="0.733cm" fo:min-width="28.232cm"/>
      <style:paragraph-properties style:writing-mode="lr-tb"/>
    </style:style>
    <style:style style:name="gr4" style:family="graphic" style:parent-style-name="standard">
      <style:graphic-properties svg:stroke-color="#383d3c" draw:fill-color="#ffffff" draw:textarea-horizontal-align="justify" draw:textarea-vertical-align="top" draw:auto-grow-height="false" fo:min-height="17.016cm" fo:min-width="28.232cm"/>
      <style:paragraph-properties style:writing-mode="lr-tb"/>
    </style:style>
    <style:style style:name="gr5" style:family="graphic" style:parent-style-name="standard">
      <style:graphic-properties svg:stroke-color="#383d3c" draw:fill-color="#ffffff" draw:textarea-horizontal-align="justify" draw:textarea-vertical-align="top" draw:auto-grow-height="false" fo:min-height="14.77cm" fo:min-width="25.372cm"/>
      <style:paragraph-properties style:writing-mode="lr-tb"/>
    </style:style>
    <style:style style:name="gr6" style:family="graphic" style:parent-style-name="standard">
      <style:graphic-properties svg:stroke-color="#383d3c" draw:fill-color="#ffffff" draw:textarea-horizontal-align="justify" draw:textarea-vertical-align="top" draw:auto-grow-height="false" fo:min-height="3.119cm" fo:min-width="3.721cm"/>
      <style:paragraph-properties style:writing-mode="lr-tb"/>
    </style:style>
    <style:style style:name="gr7" style:family="graphic" style:parent-style-name="standard">
      <style:graphic-properties svg:stroke-color="#383d3c" draw:fill-color="#5983b0" draw:textarea-horizontal-align="justify" draw:textarea-vertical-align="middle" draw:auto-grow-height="false" fo:min-height="1.575cm" fo:min-width="2.223cm"/>
      <style:paragraph-properties style:writing-mode="lr-tb"/>
    </style:style>
    <style:style style:name="gr8" style:family="graphic" style:parent-style-name="standard">
      <style:graphic-properties draw:fill-color="#3465a4" draw:textarea-horizontal-align="justify" draw:textarea-vertical-align="middle" draw:auto-grow-height="false" fo:min-height="0.312cm" fo:min-width="0.589cm"/>
      <style:paragraph-properties style:writing-mode="lr-tb"/>
    </style:style>
    <style:style style:name="gr9" style:family="graphic" style:parent-style-name="standard">
      <style:graphic-properties svg:stroke-color="#383d3c" draw:fill-color="#77bc65" draw:textarea-horizontal-align="justify" draw:textarea-vertical-align="middle" draw:auto-grow-height="false" fo:min-height="1.575cm" fo:min-width="2.223cm"/>
      <style:paragraph-properties style:writing-mode="lr-tb"/>
    </style:style>
    <style:style style:name="gr10" style:family="graphic" style:parent-style-name="standard">
      <style:graphic-properties svg:stroke-color="#383d3c" draw:fill-color="#ff4000" draw:textarea-horizontal-align="justify" draw:textarea-vertical-align="middle" draw:auto-grow-height="false" fo:min-height="1.575cm" fo:min-width="2.223cm"/>
      <style:paragraph-properties style:writing-mode="lr-tb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.312cm" fo:min-width="0.862cm"/>
      <style:paragraph-properties style:writing-mode="lr-tb"/>
    </style:style>
    <style:style style:name="gr12" style:family="graphic" style:parent-style-name="standard">
      <style:graphic-properties svg:stroke-color="#383d3c" draw:fill-color="#666666" draw:textarea-horizontal-align="justify" draw:textarea-vertical-align="middle" draw:auto-grow-height="false" fo:min-height="1.575cm" fo:min-width="2.223cm"/>
      <style:paragraph-properties style:writing-mode="lr-tb"/>
    </style:style>
    <style:style style:name="gr13" style:family="graphic" style:parent-style-name="standard">
      <style:graphic-properties svg:stroke-color="#383d3c" draw:fill-color="#bf819e" draw:textarea-horizontal-align="justify" draw:textarea-vertical-align="middle" draw:auto-grow-height="false" fo:min-height="0.312cm" fo:min-width="2.223cm"/>
      <style:paragraph-properties style:writing-mode="lr-tb"/>
    </style:style>
    <style:style style:name="gr14" style:family="graphic" style:parent-style-name="standard">
      <style:graphic-properties draw:fill-color="#bf0041" draw:textarea-horizontal-align="justify" draw:textarea-vertical-align="middle" draw:auto-grow-height="false" fo:min-height="0.171cm" fo:min-width="0.589cm"/>
      <style:paragraph-properties style:writing-mode="lr-tb"/>
    </style:style>
    <style:style style:name="gr15" style:family="graphic" style:parent-style-name="standard">
      <style:graphic-properties svg:stroke-color="#383d3c" draw:fill-color="#bf819e" draw:textarea-horizontal-align="justify" draw:textarea-vertical-align="middle" draw:auto-grow-height="false" fo:min-height="1.154cm" fo:min-width="4.13cm"/>
      <style:paragraph-properties style:writing-mode="lr-tb"/>
    </style:style>
    <style:style style:name="gr16" style:family="graphic" style:parent-style-name="standard">
      <style:graphic-properties draw:fill-color="#bf0041" draw:textarea-horizontal-align="justify" draw:textarea-vertical-align="middle" draw:auto-grow-height="false" fo:min-height="0.171cm" fo:min-width="1.478cm"/>
      <style:paragraph-properties style:writing-mode="lr-tb"/>
    </style:style>
    <style:style style:name="gr17" style:family="graphic" style:parent-style-name="objectwithoutfill">
      <style:graphic-properties svg:stroke-color="#800080" draw:fill="solid" draw:textarea-vertical-align="middle"/>
    </style:style>
    <style:style style:name="gr18" style:family="graphic" style:parent-style-name="objectwithoutfill">
      <style:graphic-properties svg:stroke-color="#800080" draw:marker-end="Arrow" draw:marker-end-width="0.3cm" draw:fill="solid" draw:textarea-vertical-align="middle"/>
    </style:style>
    <style:style style:name="gr19" style:family="graphic" style:parent-style-name="objectwithoutfill">
      <style:graphic-properties svg:stroke-color="#800080" draw:marker-start="Arrow" draw:marker-start-width="0.3cm" draw:marker-end="Arrow" draw:marker-end-width="0.3cm" draw:fill="solid" draw:textarea-vertical-align="middle"/>
    </style:style>
    <style:style style:name="gr20" style:family="graphic" style:parent-style-name="objectwithoutfill">
      <style:graphic-properties svg:stroke-color="#333333" draw:marker-start="Arrow" draw:marker-start-width="0.3cm" draw:marker-end="Arrow" draw:marker-end-width="0.3cm" draw:fill="solid" draw:textarea-vertical-align="middle"/>
    </style:style>
    <style:style style:name="gr21" style:family="graphic" style:parent-style-name="objectwithoutfill">
      <style:graphic-properties svg:stroke-color="#333333"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color="#ffffff" fo:font-size="19.8999996185303pt"/>
    </style:style>
    <style:style style:name="P2" style:family="paragraph">
      <loext:graphic-properties draw:fill-color="#355269"/>
      <style:paragraph-properties fo:text-align="center"/>
      <style:text-properties fo:color="#ffffff" fo:font-size="19.8999996185303pt"/>
    </style:style>
    <style:style style:name="P3" style:family="paragraph">
      <loext:graphic-properties draw:fill-color="#3465a4"/>
      <style:paragraph-properties fo:text-align="center"/>
      <style:text-properties fo:color="#ffffff" fo:font-size="19.8999996185303pt"/>
    </style:style>
    <style:style style:name="P4" style:family="paragraph">
      <loext:graphic-properties draw:fill-color="#5983b0"/>
      <style:paragraph-properties fo:text-align="center"/>
      <style:text-properties fo:color="#ffffff" fo:font-size="19.8999996185303pt"/>
    </style:style>
    <style:style style:name="P5" style:family="paragraph">
      <style:paragraph-properties fo:text-align="center"/>
      <style:text-properties fo:color="#000000" fo:font-size="19.8999996185303pt"/>
    </style:style>
    <style:style style:name="P6" style:family="paragraph">
      <loext:graphic-properties draw:fill-color="#ffffff"/>
      <style:paragraph-properties fo:text-align="center"/>
      <style:text-properties fo:color="#000000" fo:font-size="19.8999996185303pt"/>
    </style:style>
    <style:style style:name="P7" style:family="paragraph">
      <style:paragraph-properties fo:text-align="center"/>
      <style:text-properties fo:color="#ffffff" fo:font-size="13.3000001907349pt" style:font-size-asian="12pt" style:font-size-complex="12pt"/>
    </style:style>
    <style:style style:name="P8" style:family="paragraph">
      <loext:graphic-properties draw:fill-color="#5983b0"/>
      <style:paragraph-properties fo:text-align="center"/>
      <style:text-properties fo:color="#ffffff" fo:font-size="13.3000001907349pt" style:font-size-asian="12pt" style:font-size-complex="12pt"/>
    </style:style>
    <style:style style:name="P9" style:family="paragraph">
      <style:paragraph-properties fo:text-align="center"/>
      <style:text-properties fo:font-size="13.3000001907349pt"/>
    </style:style>
    <style:style style:name="P10" style:family="paragraph">
      <loext:graphic-properties draw:fill-color="#3465a4"/>
      <style:paragraph-properties fo:text-align="center"/>
      <style:text-properties fo:color="#ffffff" fo:font-size="13.3000001907349pt" style:font-size-asian="12pt" style:font-size-complex="12pt"/>
    </style:style>
    <style:style style:name="P11" style:family="paragraph">
      <loext:graphic-properties draw:fill-color="#77bc65"/>
      <style:paragraph-properties fo:text-align="center"/>
      <style:text-properties fo:color="#ffffff" fo:font-size="13.3000001907349pt" style:font-size-asian="12pt" style:font-size-complex="12pt"/>
    </style:style>
    <style:style style:name="P12" style:family="paragraph">
      <loext:graphic-properties draw:fill-color="#ff4000"/>
      <style:paragraph-properties fo:text-align="center"/>
      <style:text-properties fo:color="#ffffff" fo:font-size="13.3000001907349pt" style:font-size-asian="12pt" style:font-size-complex="12pt"/>
    </style:style>
    <style:style style:name="P13" style:family="paragraph">
      <loext:graphic-properties draw:fill-color="#666666"/>
      <style:paragraph-properties fo:text-align="center"/>
      <style:text-properties fo:color="#ffffff" fo:font-size="13.3000001907349pt" style:font-size-asian="12pt" style:font-size-complex="12pt"/>
    </style:style>
    <style:style style:name="P14" style:family="paragraph">
      <loext:graphic-properties draw:fill-color="#bf819e"/>
      <style:paragraph-properties fo:text-align="center"/>
      <style:text-properties fo:color="#ffffff" fo:font-size="13.3000001907349pt" style:font-size-asian="12pt" style:font-size-complex="12pt"/>
    </style:style>
    <style:style style:name="P15" style:family="paragraph">
      <style:paragraph-properties fo:text-align="center"/>
      <style:text-properties fo:font-size="11.1000003814697pt" style:font-size-asian="10pt" style:font-size-complex="10pt"/>
    </style:style>
    <style:style style:name="P16" style:family="paragraph">
      <loext:graphic-properties draw:fill-color="#bf0041"/>
      <style:paragraph-properties fo:text-align="center"/>
      <style:text-properties fo:color="#ffffff" fo:font-size="11.1000003814697pt" style:font-size-asian="10pt" style:font-size-complex="10pt"/>
    </style:style>
    <style:style style:name="P17" style:family="paragraph">
      <loext:graphic-properties draw:fill="solid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Hardware (PC)" draw:style-name="gr1" draw:text-style-name="P2" draw:layer="layout" svg:width="28.732cm" svg:height="0.983cm" svg:x="0.68cm" svg:y="19.651cm">
          <text:p text:style-name="P1"><text:span text:style-name="T1">Hardware (PC)</text:span></text:p>
          <draw:enhanced-geometry svg:viewBox="0 0 21600 21600" draw:type="rectangle" draw:enhanced-path="M 0 0 L 21600 0 21600 21600 0 21600 0 0 Z N"/>
        </draw:custom-shape>
        <draw:custom-shape draw:name="Hardware (PC)_0" draw:style-name="gr2" draw:text-style-name="P3" draw:layer="layout" svg:width="28.732cm" svg:height="0.983cm" svg:x="0.68cm" svg:y="18.668cm">
          <text:p text:style-name="P1"><text:span text:style-name="T1">Ubuntu</text:span></text:p>
          <draw:enhanced-geometry svg:viewBox="0 0 21600 21600" draw:type="rectangle" draw:enhanced-path="M 0 0 L 21600 0 21600 21600 0 21600 0 0 Z N"/>
        </draw:custom-shape>
        <draw:custom-shape draw:name="Hardware (PC)_1" draw:style-name="gr3" draw:text-style-name="P4" draw:layer="layout" svg:width="28.732cm" svg:height="0.983cm" svg:x="0.68cm" svg:y="17.686cm">
          <text:p text:style-name="P1"><text:span text:style-name="T1">Kubernetes (MicroK8S)</text:span></text:p>
          <draw:enhanced-geometry svg:viewBox="0 0 21600 21600" draw:type="rectangle" draw:enhanced-path="M 0 0 L 21600 0 21600 21600 0 21600 0 0 Z N"/>
        </draw:custom-shape>
        <draw:custom-shape draw:name="Hardware (PC)_2" draw:style-name="gr4" draw:text-style-name="P6" draw:layer="layout" svg:width="28.732cm" svg:height="17.266cm" svg:x="0.68cm" svg:y="0.42cm">
          <text:p text:style-name="P5"><text:span text:style-name="T2">Cluster</text:span></text:p>
          <draw:enhanced-geometry svg:viewBox="0 0 21600 21600" draw:type="rectangle" draw:enhanced-path="M 0 0 L 21600 0 21600 21600 0 21600 0 0 Z N"/>
        </draw:custom-shape>
        <draw:custom-shape draw:name="Hardware (PC)_3" draw:style-name="gr5" draw:text-style-name="P6" draw:layer="layout" svg:width="25.872cm" svg:height="15.02cm" svg:x="2.068cm" svg:y="1.49cm">
          <text:p text:style-name="P5"><text:span text:style-name="T2">Node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name="Hardware (PC)_4" draw:style-name="gr6" draw:text-style-name="P6" draw:layer="layout" svg:width="4.221cm" svg:height="3.369cm" svg:x="13.616cm" svg:y="3.509cm">
          <text:p text:style-name="P5"><text:span text:style-name="T3">Pod</text:span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name="Hardware (PC)_5" draw:style-name="gr7" draw:text-style-name="P8" draw:layer="layout" svg:width="2.723cm" svg:height="1.825cm" svg:x="14.433cm" svg:y="4.21cm">
          <text:p text:style-name="P7"><text:span text:style-name="T4">Platform</text:span></text:p>
          <text:p text:style-name="P7"><text:span text:style-name="T4">Service</text:span></text:p>
          <text:p text:style-name="P7"><text:span text:style-name="T4">Contain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5" draw:id="id5" draw:layer="layout" svg:width="1.089cm" svg:height="0.562cm" svg:x="14.433cm" svg:y="6.035cm">
          <text:p text:style-name="P9"><text:span text:style-name="T4">8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089cm" svg:height="0.562cm" svg:x="16.067cm" svg:y="6.035cm">
          <text:p text:style-name="P9"><text:span text:style-name="T4">666</text:span></text:p>
          <draw:enhanced-geometry svg:viewBox="0 0 21600 21600" draw:type="rectangle" draw:enhanced-path="M 0 0 L 21600 0 21600 21600 0 21600 0 0 Z N"/>
        </draw:custom-shape>
        <draw:custom-shape draw:name="Hardware (PC)_6" draw:style-name="gr6" draw:text-style-name="P6" draw:layer="layout" svg:width="4.221cm" svg:height="3.369cm" svg:x="13.616cm" svg:y="10.808cm">
          <text:p text:style-name="P5"><text:span text:style-name="T3">Pod</text:span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name="Hardware (PC)_7" draw:style-name="gr9" draw:text-style-name="P11" draw:layer="layout" svg:width="2.723cm" svg:height="1.825cm" svg:x="14.297cm" svg:y="11.51cm">
          <text:p text:style-name="P7"><text:span text:style-name="T4">Command</text:span></text:p>
          <text:p text:style-name="P7"><text:span text:style-name="T4">Service</text:span></text:p>
          <text:p text:style-name="P7"><text:span text:style-name="T4">Contain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3" draw:id="id3" draw:layer="layout" svg:width="1.089cm" svg:height="0.562cm" svg:x="14.297cm" svg:y="13.334cm">
          <text:p text:style-name="P9"><text:span text:style-name="T4">80</text:span></text:p>
          <draw:enhanced-geometry svg:viewBox="0 0 21600 21600" draw:type="rectangle" draw:enhanced-path="M 0 0 L 21600 0 21600 21600 0 21600 0 0 Z N"/>
        </draw:custom-shape>
        <draw:custom-shape draw:name="Hardware (PC)_8" draw:style-name="gr6" draw:text-style-name="P6" draw:layer="layout" svg:width="4.221cm" svg:height="3.369cm" svg:x="18.655cm" svg:y="3.509cm">
          <text:p text:style-name="P5"><text:span text:style-name="T3">Pod</text:span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name="Hardware (PC)_9" draw:style-name="gr6" draw:text-style-name="P6" draw:layer="layout" svg:width="4.221cm" svg:height="3.369cm" svg:x="23.557cm" svg:y="3.509cm">
          <text:p text:style-name="P5"><text:span text:style-name="T3">Pod</text:span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name="Hardware (PC)_10" draw:style-name="gr7" draw:text-style-name="P8" xml:id="id12" draw:id="id12" draw:layer="layout" svg:width="2.723cm" svg:height="1.825cm" svg:x="19.336cm" svg:y="4.21cm">
          <text:p text:style-name="P7"><text:span text:style-name="T4">Platform SQL</text:span></text:p>
          <text:p text:style-name="P7"><text:span text:style-name="T4">Service</text:span></text:p>
          <text:p text:style-name="P7"><text:span text:style-name="T4">Contain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089cm" svg:height="0.562cm" svg:x="19.336cm" svg:y="6.035cm">
          <text:p text:style-name="P9"><text:span text:style-name="T4">1433</text:span></text:p>
          <draw:enhanced-geometry svg:viewBox="0 0 21600 21600" draw:type="rectangle" draw:enhanced-path="M 0 0 L 21600 0 21600 21600 0 21600 0 0 Z N"/>
        </draw:custom-shape>
        <draw:custom-shape draw:name="Hardware (PC)_11" draw:style-name="gr10" draw:text-style-name="P12" draw:layer="layout" svg:width="2.723cm" svg:height="1.825cm" svg:x="24.374cm" svg:y="4.21cm">
          <text:p text:style-name="P7"><text:span text:style-name="T4">Rabbit MQ</text:span></text:p>
          <text:p text:style-name="P7"><text:span text:style-name="T4">Contain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089cm" svg:height="0.562cm" svg:x="24.374cm" svg:y="6.035cm">
          <text:p text:style-name="P9"><text:span text:style-name="T4">5672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362cm" svg:height="0.562cm" svg:x="25.735cm" svg:y="6.035cm">
          <text:p text:style-name="P9"><text:span text:style-name="T4">15672</text:span></text:p>
          <draw:enhanced-geometry svg:viewBox="0 0 21600 21600" draw:type="rectangle" draw:enhanced-path="M 0 0 L 21600 0 21600 21600 0 21600 0 0 Z N"/>
        </draw:custom-shape>
        <draw:custom-shape draw:name="Hardware (PC)_12" draw:style-name="gr6" draw:text-style-name="P6" draw:layer="layout" svg:width="4.221cm" svg:height="3.369cm" svg:x="6.127cm" svg:y="10.808cm">
          <text:p text:style-name="P5"><text:span text:style-name="T3">Pod</text:span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name="Hardware (PC)_13" draw:style-name="gr12" draw:text-style-name="P13" xml:id="id2" draw:id="id2" draw:layer="layout" svg:width="2.723cm" svg:height="1.825cm" svg:x="6.944cm" svg:y="11.51cm">
          <text:p text:style-name="P7"><text:span text:style-name="T4">Ingress</text:span></text:p>
          <text:p text:style-name="P7"><text:span text:style-name="T4">Nginx</text:span></text:p>
          <text:p text:style-name="P7"><text:span text:style-name="T4">Contain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1" draw:id="id11" draw:layer="layout" svg:width="1.089cm" svg:height="0.562cm" svg:x="6.944cm" svg:y="13.378cm">
          <text:p text:style-name="P9"><text:span text:style-name="T4">80</text:span></text:p>
          <draw:enhanced-geometry svg:viewBox="0 0 21600 21600" draw:type="rectangle" draw:enhanced-path="M 0 0 L 21600 0 21600 21600 0 21600 0 0 Z N"/>
        </draw:custom-shape>
        <draw:custom-shape draw:name="Hardware (PC)_14" draw:style-name="gr13" draw:text-style-name="P14" xml:id="id6" draw:id="id6" draw:layer="layout" svg:width="2.723cm" svg:height="0.562cm" svg:x="14.433cm" svg:y="7.86cm">
          <text:p text:style-name="P7"><text:span text:style-name="T4">Cluster 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89cm" svg:height="0.421cm" svg:x="14.433cm" svg:y="7.439cm">
          <text:p text:style-name="P15"><text:span text:style-name="T5">80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89cm" svg:height="0.421cm" svg:x="16.067cm" svg:y="7.439cm">
          <text:p text:style-name="P15"><text:span text:style-name="T5">666</text:span></text:p>
          <draw:enhanced-geometry svg:viewBox="0 0 21600 21600" draw:type="rectangle" draw:enhanced-path="M 0 0 L 21600 0 21600 21600 0 21600 0 0 Z N"/>
        </draw:custom-shape>
        <draw:custom-shape draw:name="Hardware (PC)_15" draw:style-name="gr13" draw:text-style-name="P14" xml:id="id7" draw:id="id7" draw:layer="layout" svg:width="2.723cm" svg:height="0.562cm" svg:x="19.336cm" svg:y="7.86cm">
          <text:p text:style-name="P7"><text:span text:style-name="T4">Cluster 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89cm" svg:height="0.421cm" svg:x="19.336cm" svg:y="7.439cm">
          <text:p text:style-name="P15"><text:span text:style-name="T5">1433</text:span></text:p>
          <draw:enhanced-geometry svg:viewBox="0 0 21600 21600" draw:type="rectangle" draw:enhanced-path="M 0 0 L 21600 0 21600 21600 0 21600 0 0 Z N"/>
        </draw:custom-shape>
        <draw:custom-shape draw:name="Hardware (PC)_16" draw:style-name="gr13" draw:text-style-name="P14" xml:id="id8" draw:id="id8" draw:layer="layout" svg:width="2.723cm" svg:height="0.562cm" svg:x="24.374cm" svg:y="7.86cm">
          <text:p text:style-name="P7"><text:span text:style-name="T4">Cluster 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89cm" svg:height="0.421cm" svg:x="24.374cm" svg:y="7.439cm">
          <text:p text:style-name="P15"><text:span text:style-name="T5">5672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89cm" svg:height="0.421cm" svg:x="26.008cm" svg:y="7.439cm">
          <text:p text:style-name="P15"><text:span text:style-name="T5">15672</text:span></text:p>
          <draw:enhanced-geometry svg:viewBox="0 0 21600 21600" draw:type="rectangle" draw:enhanced-path="M 0 0 L 21600 0 21600 21600 0 21600 0 0 Z N"/>
        </draw:custom-shape>
        <draw:custom-shape draw:name="Hardware (PC)_17" draw:style-name="gr13" draw:text-style-name="P14" xml:id="id9" draw:id="id9" draw:layer="layout" svg:width="2.723cm" svg:height="0.562cm" svg:x="14.433cm" svg:y="15.019cm">
          <text:p text:style-name="P7"><text:span text:style-name="T4">Cluster 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89cm" svg:height="0.421cm" svg:x="14.433cm" svg:y="14.598cm">
          <text:p text:style-name="P15"><text:span text:style-name="T5">80</text:span></text:p>
          <draw:enhanced-geometry svg:viewBox="0 0 21600 21600" draw:type="rectangle" draw:enhanced-path="M 0 0 L 21600 0 21600 21600 0 21600 0 0 Z N"/>
        </draw:custom-shape>
        <draw:custom-shape draw:name="Hardware (PC)_18" draw:style-name="gr15" draw:text-style-name="P14" draw:layer="layout" svg:width="4.63cm" svg:height="1.404cm" svg:x="0.323cm" svg:y="3.302cm">
          <text:p text:style-name="P7"><text:span text:style-name="T4">Node Port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978cm" svg:height="0.421cm" svg:x="0.308cm" svg:y="4.699cm">
          <text:p text:style-name="P15"><text:span text:style-name="T5">3xxxx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4" draw:id="id4" draw:layer="layout" svg:width="1.089cm" svg:height="0.421cm" svg:x="3.864cm" svg:y="4.699cm">
          <text:p text:style-name="P15"><text:span text:style-name="T5">80</text:span></text:p>
          <draw:enhanced-geometry svg:viewBox="0 0 21600 21600" draw:type="rectangle" draw:enhanced-path="M 0 0 L 21600 0 21600 21600 0 21600 0 0 Z N"/>
        </draw:custom-shape>
        <draw:custom-shape draw:name="Hardware (PC)_19" draw:style-name="gr15" draw:text-style-name="P14" draw:layer="layout" svg:width="4.63cm" svg:height="1.404cm" svg:x="0.45cm" svg:y="12.025cm">
          <text:p text:style-name="P7"><text:span text:style-name="T4">Ingress Nginx</text:span></text:p>
          <text:p text:style-name="P7"><text:span text:style-name="T4">Load Balanc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10" draw:id="id10" draw:layer="layout" svg:width="1.978cm" svg:height="0.421cm" svg:x="0.435cm" svg:y="13.422cm">
          <text:p text:style-name="P15"><text:span text:style-name="T5">80</text:span></text:p>
          <draw:enhanced-geometry svg:viewBox="0 0 21600 21600" draw:type="rectangle" draw:enhanced-path="M 0 0 L 21600 0 21600 21600 0 21600 0 0 Z N"/>
        </draw:custom-shape>
        <draw:custom-shape draw:name="Hardware (PC)_20" draw:style-name="gr12" draw:text-style-name="P13" xml:id="id13" draw:id="id13" draw:layer="layout" svg:width="2.723cm" svg:height="1.825cm" svg:x="21.971cm" svg:y="10.668cm">
          <text:p text:style-name="P7"><text:span text:style-name="T4">Pe</text:span><text:span text:style-name="T4">rsi</text:span><text:span text:style-name="T4">ste</text:span><text:span text:style-name="T4">nt</text:span></text:p>
          <text:p text:style-name="P7"><text:span text:style-name="T4">Vo</text:span><text:span text:style-name="T4">lu</text:span><text:span text:style-name="T4">m</text:span><text:span text:style-name="T4">e </text:span><text:span text:style-name="T4">Ch</text:span><text:span text:style-name="T4">ai</text:span><text:span text:style-name="T4">n</text:span></text:p>
          <draw:enhanced-geometry svg:viewBox="0 0 21600 21600" draw:type="rectangle" draw:enhanced-path="M 0 0 L 21600 0 21600 21600 0 21600 0 0 Z N"/>
        </draw:custom-shape>
        <draw:line draw:style-name="gr17" draw:text-style-name="P17" xml:id="id1" draw:id="id1" draw:layer="layout" svg:x1="11.811cm" svg:y1="6.35cm" svg:x2="11.811cm" svg:y2="12.446cm">
          <text:p/>
        </draw:line>
        <draw:connector draw:style-name="gr18" draw:text-style-name="P17" draw:layer="layout" draw:type="line" svg:x1="11.811cm" svg:y1="12.446cm" svg:x2="9.667cm" svg:y2="12.422cm" draw:start-shape="id1" draw:start-glue-point="2" draw:end-shape="id2" draw:end-glue-point="1" svg:d="M11811 12446l-2144-24" svg:viewBox="0 0 2145 25">
          <text:p/>
        </draw:connector>
        <draw:connector draw:style-name="gr19" draw:text-style-name="P17" draw:layer="layout" svg:x1="9.667cm" svg:y1="12.422cm" svg:x2="14.297cm" svg:y2="13.615cm" draw:start-shape="id2" draw:start-glue-point="1" draw:end-shape="id3" draw:end-glue-point="3" svg:d="M9667 12422h2314v1193h2316" svg:viewBox="0 0 4631 1194">
          <text:p/>
        </draw:connector>
        <draw:connector draw:style-name="gr19" draw:text-style-name="P17" draw:layer="layout" svg:x1="4.953cm" svg:y1="4.909cm" svg:x2="14.433cm" svg:y2="6.316cm" draw:start-shape="id4" draw:start-glue-point="1" draw:end-shape="id5" draw:end-glue-point="3" svg:d="M4953 4909h4739v1407h4741" svg:viewBox="0 0 9481 1408">
          <text:p/>
        </draw:connector>
        <draw:connector draw:style-name="gr19" draw:text-style-name="P17" draw:layer="layout" draw:type="line" svg:x1="17.156cm" svg:y1="8.141cm" svg:x2="19.336cm" svg:y2="8.141cm" draw:start-shape="id6" draw:start-glue-point="1" draw:end-shape="id7" draw:end-glue-point="3" svg:d="M17156 8141h2180" svg:viewBox="0 0 2181 1">
          <text:p/>
        </draw:connector>
        <draw:connector draw:style-name="gr19" draw:text-style-name="P17" draw:layer="layout" draw:type="line" svg:x1="22.059cm" svg:y1="8.141cm" svg:x2="24.374cm" svg:y2="8.141cm" draw:start-shape="id7" draw:start-glue-point="1" draw:end-shape="id8" draw:end-glue-point="3" svg:d="M22059 8141h2315" svg:viewBox="0 0 2316 1">
          <text:p/>
        </draw:connector>
        <draw:connector draw:style-name="gr18" draw:text-style-name="P17" draw:layer="layout" draw:type="line" svg:x1="18.669cm" svg:y1="15.24cm" svg:x2="17.156cm" svg:y2="15.3cm" draw:end-shape="id9" draw:end-glue-point="1" svg:d="M18669 15240l-1513 60" svg:viewBox="0 0 1514 61">
          <text:p/>
        </draw:connector>
        <draw:line draw:style-name="gr18" draw:text-style-name="P17" draw:layer="layout" svg:x1="18.669cm" svg:y1="15.24cm" svg:x2="18.669cm" svg:y2="8.128cm">
          <text:p/>
        </draw:line>
        <draw:connector draw:style-name="gr19" draw:text-style-name="P17" draw:layer="layout" draw:type="line" svg:x1="2.413cm" svg:y1="13.632cm" svg:x2="6.944cm" svg:y2="13.659cm" draw:start-shape="id10" draw:start-glue-point="1" draw:end-shape="id11" draw:end-glue-point="3" svg:d="M2413 13632l4531 27" svg:viewBox="0 0 4532 28">
          <text:p/>
        </draw:connector>
        <draw:connector draw:style-name="gr20" draw:text-style-name="P17" draw:layer="layout" draw:line-skew="-0.858cm" svg:x1="20.697cm" svg:y1="6.035cm" svg:x2="23.332cm" svg:y2="10.668cm" draw:start-shape="id12" draw:start-glue-point="2" draw:end-shape="id13" draw:end-glue-point="0" svg:d="M20697 6035v1458h2635v3175" svg:viewBox="0 0 2636 4634">
          <text:p/>
        </draw:connector>
        <draw:line draw:style-name="gr21" draw:text-style-name="P17" draw:layer="layout" svg:x1="23.368cm" svg:y1="12.446cm" svg:x2="23.368cm" svg:y2="17.2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21:06:17.126102751</meta:creation-date>
    <dc:date>2021-09-11T21:39:52.485192083</dc:date>
    <meta:editing-duration>PT33M27S</meta:editing-duration>
    <meta:editing-cycles>24</meta:editing-cycles>
    <meta:generator>LibreOffice/6.4.7.2$Linux_X86_64 LibreOffice_project/40$Build-2</meta:generator>
    <meta:document-statistic meta:object-count="49"/>
  </office:meta>
</office:document-meta>
</file>